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center" style:justify-single-word="false"/>
      <style:text-properties officeooo:paragraph-rsid="0008733f"/>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2">
      <style:text-properties officeooo:paragraph-rsid="0008733f"/>
    </style:style>
    <style:style style:name="P8" style:family="paragraph" style:parent-style-name="Heading_20_3">
      <style:paragraph-properties fo:line-height="115%"/>
    </style:style>
    <style:style style:name="P9" style:family="paragraph" style:parent-style-name="Standard">
      <style:paragraph-properties fo:line-height="115%" fo:text-align="center" style:justify-single-word="false"/>
      <style:text-properties officeooo:paragraph-rsid="0008733f"/>
    </style:style>
    <style:style style:name="P10" style:family="paragraph" style:parent-style-name="Standard">
      <style:paragraph-properties fo:line-height="115%"/>
      <style:text-properties officeooo:paragraph-rsid="0008733f"/>
    </style:style>
    <style:style style:name="P11" style:family="paragraph" style:parent-style-name="Standard">
      <style:paragraph-properties fo:line-height="115%" fo:text-align="center" style:justify-single-word="false"/>
      <style:text-properties fo:color="#538135" loext:opacity="100%" officeooo:rsid="0008733f" officeooo:paragraph-rsid="0008733f">
        <loext:char-complex-color loext:theme-type="accent6" loext:color-type="theme">
          <loext:transformation loext:type="shade" loext:value="2509"/>
        </loext:char-complex-color>
      </style:text-properties>
    </style:style>
    <style:style style:name="P12" style:family="paragraph" style:parent-style-name="Standard">
      <style:text-properties officeooo:paragraph-rsid="0008733f"/>
    </style:style>
    <style:style style:name="P13" style:family="paragraph" style:parent-style-name="Standard">
      <style:paragraph-properties fo:text-align="end" style:justify-single-word="false"/>
      <style:text-properties officeooo:paragraph-rsid="0008733f"/>
    </style:style>
    <style:style style:name="P14" style:family="paragraph" style:parent-style-name="Standard">
      <style:text-properties officeooo:rsid="000ad119" officeooo:paragraph-rsid="0008733f"/>
    </style:style>
    <style:style style:name="P15" style:family="paragraph" style:parent-style-name="Text_20_body" style:list-style-name="L1"/>
    <style:style style:name="P16" style:family="paragraph" style:parent-style-name="Text_20_body" style:list-style-name="L1">
      <style:text-properties officeooo:paragraph-rsid="000ad119"/>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paragraph-properties fo:margin-top="0.101cm" fo:margin-bottom="0.347cm" style:contextual-spacing="false" fo:line-height="115%"/>
      <style:text-properties officeooo:paragraph-rsid="000ad119"/>
    </style:style>
    <style:style style:name="T1" style:family="text">
      <style:text-properties fo:color="#538135" loext:opacity="100%" officeooo:rsid="0008733f">
        <loext:char-complex-color loext:theme-type="accent6" loext:color-type="theme">
          <loext:transformation loext:type="shade" loext:value="2509"/>
        </loext:char-complex-color>
      </style:text-properties>
    </style:style>
    <style:style style:name="T2" style:family="text">
      <style:text-properties officeooo:rsid="0008733f"/>
    </style:style>
    <style:style style:name="T3" style:family="text">
      <style:text-properties fo:font-size="11pt" style:font-size-asian="11pt" style:font-size-complex="11pt"/>
    </style:style>
    <style:style style:name="T4" style:family="text">
      <style:text-properties fo:font-size="11pt" officeooo:rsid="000ad119" style:font-size-asian="9.60000038146973pt" style:font-size-complex="11pt"/>
    </style:style>
    <style:style style:name="T5" style:family="text">
      <style:text-properties officeooo:rsid="000ad119"/>
    </style:style>
    <style:style style:name="T6" style:family="text">
      <style:text-properties fo:font-size="13pt" style:font-size-asian="13pt" style:font-size-complex="13pt"/>
    </style:style>
    <style:style style:name="T7" style:family="text">
      <style:text-properties fo:font-size="13pt" officeooo:rsid="000ad119" style:font-size-asian="13pt" style:font-size-complex="13pt"/>
    </style:style>
    <style:style style:name="T8" style:family="text">
      <style:text-properties fo:font-size="13pt" fo:font-weight="bold" officeooo:rsid="000ad119" style:font-size-asian="13pt" style:font-weight-asian="bold" style:font-size-complex="13pt" style:font-weight-complex="bold"/>
    </style:style>
    <style:style style:name="T9" style:family="text">
      <style:text-properties officeooo:rsid="000f5c90"/>
    </style:style>
    <style:style style:name="T10" style:family="text">
      <style:text-properties officeooo:rsid="0010d76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Book_20_Title"/></text:p>
      <text:p text:style-name="P1"><text:bookmark-start text:name="_Toc32579069"/><text:bookmark-start text:name="_Toc32579093"/><text:span text:style-name="Book_20_Title">University of Plymouth</text:span><text:bookmark-end text:name="_Toc32579069"/><text:bookmark-end text:name="_Toc32579093"/></text:p>
      <text:p text:style-name="P1"><text:span text:style-name="Book_20_Title"/></text:p>
      <text:p text:style-name="P1"><text:span text:style-name="Intense_20_Reference">School of Engineering,</text:span></text:p>
      <text:p text:style-name="P1"><text:span text:style-name="Intense_20_Reference">Computing, and Mathematics</text:span><field:fieldmark-start text:name="Bookmark" field:type="vnd.oasis.opendocument.field.UNHANDLED"><field:param field:name="vnd.oasis.opendocument.field.code" field:value="PRIVATE"/><field:param field:name="vnd.oasis.opendocument.field.id" field:value="77"/></field:fieldmark-start><field:fieldmark-separator/><field:fieldmark-end/></text:p>
      <text:p text:style-name="P1"><text:span text:style-name="Intense_20_Reference"/></text:p>
      <text:p text:style-name="P1"><text:span text:style-name="Intense_20_Reference">COMP3000</text:span></text:p>
      <text:p text:style-name="P1"><text:span text:style-name="Intense_20_Reference">Computing Project</text:span></text:p>
      <text:p text:style-name="P1"><text:span text:style-name="Intense_20_Reference">202</text:span><text:span text:style-name="Intense_20_Reference"><text:span text:style-name="T2">5</text:span></text:span><text:span text:style-name="Intense_20_Reference">/202</text:span><text:span text:style-name="Intense_20_Reference"><text:span text:style-name="T2">6</text:span></text:span></text:p>
      <text:p text:style-name="P1"><text:span text:style-name="Intense_20_Reference"><text:span text:style-name="T1"/></text:span></text:p>
      <text:p text:style-name="P1"><text:span text:style-name="Intense_20_Reference"><text:span text:style-name="T1">Job Pilot</text:span></text:span></text:p>
      <text:p text:style-name="P1"><text:span text:style-name="T1"/></text:p>
      <text:p text:style-name="P1"><text:span text:style-name="T1"/></text:p>
      <text:p text:style-name="P11">Jack S Goodman</text:p>
      <text:p text:style-name="P1"><text:span text:style-name="T1"/></text:p>
      <text:p text:style-name="P1"><text:span text:style-name="T1"/></text:p>
      <text:p text:style-name="P11">10840982</text:p>
      <text:p text:style-name="P1"/>
      <text:p text:style-name="P1"/>
      <text:p text:style-name="P1"><text:bookmark-start text:name="_Toc32481965"/><text:bookmark-start text:name="_Toc32579071"/><text:bookmark-start text:name="_Toc32579095"/><text:bookmark-start text:name="_Toc32478402"/>BSc (Hons) <text:bookmark-end text:name="_Toc32481965"/><text:bookmark-end text:name="_Toc32579071"/><text:bookmark-end text:name="_Toc32579095"/><text:bookmark-end text:name="_Toc32478402"/><text:span text:style-name="T1">Computer Science (3429) </text:span></text:p>
      <text:p text:style-name="P10"><text:span text:style-name="Book_20_Title"/></text:p>
      <text:p text:style-name="P14"/>
      <text:p text:style-name="P14"><text:bookmark text:name="__RefHeading___Toc1001_900516027 Copy 2"/></text:p>
      <text:h text:style-name="P8" text:outline-level="3"><text:bookmark-start text:name="__RefHeading___Toc2188_900516027"/><text:soft-page-break/><text:span text:style-name="Book_20_Title"><text:span text:style-name="T6">Abstract </text:span></text:span><text:bookmark-end text:name="__RefHeading___Toc2188_900516027"/></text:h>
      <text:h text:style-name="P8" text:outline-level="3"><text:bookmark-start text:name="__RefHeading___Toc2190_900516027"/><text:span text:style-name="Book_20_Title"><text:span text:style-name="T6">Word Count</text:span></text:span><text:bookmark-end text:name="__RefHeading___Toc2190_900516027"/></text:h>
      <text:h text:style-name="P8" text:outline-level="3"><text:bookmark-start text:name="__RefHeading___Toc2192_900516027"/><text:span text:style-name="Book_20_Title"><text:span text:style-name="T6">Link to GitHub repository:</text:span></text:span><text:bookmark-end text:name="__RefHeading___Toc2192_900516027"/></text:h>
      <text:p text:style-name="P55"><text:span text:style-name="Book_20_Title"><text:span text:style-name="T8">Acknowledgements</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2188_900516027" text:style-name="Index_20_Link" text:visited-style-name="Index_20_Link">Abstract<text:tab/>2</text:a></text:p>
          <text:p text:style-name="P6"><text:a xlink:type="simple" xlink:href="#__RefHeading___Toc2190_900516027" text:style-name="Index_20_Link" text:visited-style-name="Index_20_Link">Word Count<text:tab/>2</text:a></text:p>
          <text:p text:style-name="P6"><text:a xlink:type="simple" xlink:href="#__RefHeading___Toc2192_900516027" text:style-name="Index_20_Link" text:visited-style-name="Index_20_Link">Link to GitHub repository:<text:tab/>2</text:a></text:p>
          <text:p text:style-name="P4"><text:a xlink:type="simple" xlink:href="#__RefHeading___Toc1001_900516027" text:style-name="Index_20_Link" text:visited-style-name="Index_20_Link">1. Introduction (800–1,000 words | ~10%)<text:tab/>3</text:a></text:p>
          <text:p text:style-name="P6"><text:a xlink:type="simple" xlink:href="#__RefHeading___Toc1003_900516027" text:style-name="Index_20_Link" text:visited-style-name="Index_20_Link">1.1 Background (300–400)<text:tab/>3</text:a></text:p>
          <text:p text:style-name="P6"><text:a xlink:type="simple" xlink:href="#__RefHeading___Toc1005_900516027" text:style-name="Index_20_Link" text:visited-style-name="Index_20_Link">1.2 Aims and Objectives (250–300)<text:tab/>3</text:a></text:p>
          <text:p text:style-name="P6"><text:a xlink:type="simple" xlink:href="#__RefHeading___Toc1007_900516027" text:style-name="Index_20_Link" text:visited-style-name="Index_20_Link">1.3 Deliverables (150–200)<text:tab/>3</text:a></text:p>
          <text:p text:style-name="P6"><text:a xlink:type="simple" xlink:href="#__RefHeading___Toc1009_900516027" text:style-name="Index_20_Link" text:visited-style-name="Index_20_Link">1.4 Report Overview (100–150)<text:tab/>3</text:a></text:p>
          <text:p text:style-name="P2"><text:a xlink:type="simple" xlink:href="#__RefHeading___Toc1011_900516027" text:style-name="Index_20_Link" text:visited-style-name="Index_20_Link">2. Literature Review / Technology Justification (1,500–1,800 words | ~18%)<text:tab/>3</text:a></text:p>
          <text:p text:style-name="P4"><text:a xlink:type="simple" xlink:href="#__RefHeading___Toc2207_900516027" text:style-name="Index_20_Link" text:visited-style-name="Index_20_Link">2.1 Architectural Paradigms<text:tab/>4</text:a></text:p>
          <text:p text:style-name="P6"><text:a xlink:type="simple" xlink:href="#__RefHeading___Toc2209_900516027" text:style-name="Index_20_Link" text:visited-style-name="Index_20_Link">2.1.1 Layered Monolithic Architecture<text:tab/>4</text:a></text:p>
          <text:p text:style-name="P6"><text:a xlink:type="simple" xlink:href="#__RefHeading___Toc2211_900516027" text:style-name="Index_20_Link" text:visited-style-name="Index_20_Link">2.1.2 Microservices Architecture<text:tab/>4</text:a></text:p>
          <text:p text:style-name="P6"><text:a xlink:type="simple" xlink:href="#__RefHeading___Toc2213_900516027" text:style-name="Index_20_Link" text:visited-style-name="Index_20_Link">2.1.3 Serverless Architecture<text:tab/>5</text:a></text:p>
          <text:p text:style-name="P6"><text:a xlink:type="simple" xlink:href="#__RefHeading___Toc1015_900516027" text:style-name="Index_20_Link" text:visited-style-name="Index_20_Link">2.2 Frontend Framework Justification<text:tab/>5</text:a></text:p>
          <text:p text:style-name="P6"><text:a xlink:type="simple" xlink:href="#__RefHeading___Toc1017_900516027" text:style-name="Index_20_Link" text:visited-style-name="Index_20_Link">2.3 Backend &amp; API Layer<text:tab/>5</text:a></text:p>
          <text:p text:style-name="P6"><text:a xlink:type="simple" xlink:href="#__RefHeading___Toc1019_900516027" text:style-name="Index_20_Link" text:visited-style-name="Index_20_Link">2.4 Database Choice<text:tab/>5</text:a></text:p>
          <text:p text:style-name="P6"><text:a xlink:type="simple" xlink:href="#__RefHeading___Toc1021_900516027" text:style-name="Index_20_Link" text:visited-style-name="Index_20_Link">2.5 DevOps / Deployment Strategy<text:tab/>5</text:a></text:p>
          <text:p text:style-name="P6"><text:a xlink:type="simple" xlink:href="#__RefHeading___Toc1023_900516027" text:style-name="Index_20_Link" text:visited-style-name="Index_20_Link">2.6 Related / Existing Systems<text:tab/>6</text:a></text:p>
          <text:p text:style-name="P2"><text:a xlink:type="simple" xlink:href="#__RefHeading___Toc1025_900516027" text:style-name="Index_20_Link" text:visited-style-name="Index_20_Link">3. Methodology &amp; Project Management (900–1,100 words | ~10–12%)<text:tab/>6</text:a></text:p>
          <text:p text:style-name="P6"><text:a xlink:type="simple" xlink:href="#__RefHeading___Toc1027_900516027" text:style-name="Index_20_Link" text:visited-style-name="Index_20_Link">3.1 Development Methodology<text:tab/>6</text:a></text:p>
          <text:p text:style-name="P6"><text:a xlink:type="simple" xlink:href="#__RefHeading___Toc1029_900516027" text:style-name="Index_20_Link" text:visited-style-name="Index_20_Link">3.2 Tools &amp; Workflow<text:tab/>6</text:a></text:p>
          <text:p text:style-name="P6"><text:a xlink:type="simple" xlink:href="#__RefHeading___Toc1031_900516027" text:style-name="Index_20_Link" text:visited-style-name="Index_20_Link">3.3 Risk Management<text:tab/>6</text:a></text:p>
          <text:p text:style-name="P6"><text:a xlink:type="simple" xlink:href="#__RefHeading___Toc1033_900516027" text:style-name="Index_20_Link" text:visited-style-name="Index_20_Link">3.4 Legal, Ethical, Professional Issues<text:tab/>6</text:a></text:p>
          <text:p text:style-name="P4"><text:a xlink:type="simple" xlink:href="#__RefHeading___Toc1035_900516027" text:style-name="Index_20_Link" text:visited-style-name="Index_20_Link">4. Requirements Engineering (900–1,200 words | ~12%)<text:tab/>6</text:a></text:p>
          <text:p text:style-name="P6"><text:a xlink:type="simple" xlink:href="#__RefHeading___Toc1037_900516027" text:style-name="Index_20_Link" text:visited-style-name="Index_20_Link">4.1 Functional Requirements<text:tab/>6</text:a></text:p>
          <text:p text:style-name="P6"><text:a xlink:type="simple" xlink:href="#__RefHeading___Toc1039_900516027" text:style-name="Index_20_Link" text:visited-style-name="Index_20_Link">4.2 Non-Functional Requirements<text:tab/>7</text:a></text:p>
          <text:p text:style-name="P6"><text:a xlink:type="simple" xlink:href="#__RefHeading___Toc1041_900516027" text:style-name="Index_20_Link" text:visited-style-name="Index_20_Link">4.3 User Stories<text:tab/>7</text:a></text:p>
          <text:p text:style-name="P4"><text:a xlink:type="simple" xlink:href="#__RefHeading___Toc1043_900516027" text:style-name="Index_20_Link" text:visited-style-name="Index_20_Link">5. System Architecture &amp; Design (1,400–1,800 words | ~18%)<text:tab/>7</text:a></text:p>
          <text:p text:style-name="P6"><text:a xlink:type="simple" xlink:href="#__RefHeading___Toc1045_900516027" text:style-name="Index_20_Link" text:visited-style-name="Index_20_Link">5.1 High-Level Architecture<text:tab/>7</text:a></text:p>
          <text:p text:style-name="P6"><text:a xlink:type="simple" xlink:href="#__RefHeading___Toc1047_900516027" text:style-name="Index_20_Link" text:visited-style-name="Index_20_Link">5.2 Backend Architecture<text:tab/>7</text:a></text:p>
          <text:p text:style-name="P6"><text:a xlink:type="simple" xlink:href="#__RefHeading___Toc1049_900516027" text:style-name="Index_20_Link" text:visited-style-name="Index_20_Link">5.3 Database Design<text:tab/>7</text:a></text:p>
          <text:p text:style-name="P6"><text:a xlink:type="simple" xlink:href="#__RefHeading___Toc1051_900516027" text:style-name="Index_20_Link" text:visited-style-name="Index_20_Link">5.4 Frontend Architecture<text:tab/>7</text:a></text:p>
          <text:p text:style-name="P6"><text:a xlink:type="simple" xlink:href="#__RefHeading___Toc1053_900516027" text:style-name="Index_20_Link" text:visited-style-name="Index_20_Link">5.5 Design Decisions &amp; Trade-offs<text:tab/>8</text:a></text:p>
          <text:p text:style-name="P4"><text:a xlink:type="simple" xlink:href="#__RefHeading___Toc1055_900516027" text:style-name="Index_20_Link" text:visited-style-name="Index_20_Link">6. Implementation (Core Development Work) (2,000–2,400 words | ~22–25%)<text:tab/>8</text:a></text:p>
          <text:p text:style-name="P6"><text:a xlink:type="simple" xlink:href="#__RefHeading___Toc1057_900516027" text:style-name="Index_20_Link" text:visited-style-name="Index_20_Link">6.1 Authentication &amp; Authorisation<text:tab/>8</text:a></text:p>
          <text:p text:style-name="P6"><text:a xlink:type="simple" xlink:href="#__RefHeading___Toc1059_900516027" text:style-name="Index_20_Link" text:visited-style-name="Index_20_Link">6.2 Core Domain Logic<text:tab/>8</text:a></text:p>
          <text:p text:style-name="P6"><text:a xlink:type="simple" xlink:href="#__RefHeading___Toc1061_900516027" text:style-name="Index_20_Link" text:visited-style-name="Index_20_Link">6.3 Frontend Features<text:tab/>8</text:a></text:p>
          <text:p text:style-name="P6"><text:a xlink:type="simple" xlink:href="#__RefHeading___Toc1063_900516027" text:style-name="Index_20_Link" text:visited-style-name="Index_20_Link">6.4 Integration with External APIs<text:tab/>8</text:a></text:p>
          <text:p text:style-name="P6"><text:a xlink:type="simple" xlink:href="#__RefHeading___Toc1065_900516027" text:style-name="Index_20_Link" text:visited-style-name="Index_20_Link">6.5 DevOps &amp; Deployment<text:tab/>8</text:a></text:p>
          <text:p text:style-name="P4"><text:a xlink:type="simple" xlink:href="#__RefHeading___Toc1067_900516027" text:style-name="Index_20_Link" text:visited-style-name="Index_20_Link">7. Testing &amp; Validation (900–1,200 words | ~10–12%)<text:tab/>9</text:a></text:p>
          <text:p text:style-name="P6"><text:a xlink:type="simple" xlink:href="#__RefHeading___Toc1069_900516027" text:style-name="Index_20_Link" text:visited-style-name="Index_20_Link">7.1 Testing Strategy<text:tab/>9</text:a></text:p>
          <text:p text:style-name="P6"><text:a xlink:type="simple" xlink:href="#__RefHeading___Toc1071_900516027" text:style-name="Index_20_Link" text:visited-style-name="Index_20_Link"><text:soft-page-break/>7.2 Automated Testing<text:tab/>9</text:a></text:p>
          <text:p text:style-name="P6"><text:a xlink:type="simple" xlink:href="#__RefHeading___Toc1073_900516027" text:style-name="Index_20_Link" text:visited-style-name="Index_20_Link">7.3 Performance Testing<text:tab/>9</text:a></text:p>
          <text:p text:style-name="P6"><text:a xlink:type="simple" xlink:href="#__RefHeading___Toc1075_900516027" text:style-name="Index_20_Link" text:visited-style-name="Index_20_Link">7.4 Security Testing<text:tab/>9</text:a></text:p>
          <text:p text:style-name="P6"><text:a xlink:type="simple" xlink:href="#__RefHeading___Toc1077_900516027" text:style-name="Index_20_Link" text:visited-style-name="Index_20_Link">7.5 User Testing / Evaluation<text:tab/>9</text:a></text:p>
          <text:p text:style-name="P4"><text:a xlink:type="simple" xlink:href="#__RefHeading___Toc1079_900516027" text:style-name="Index_20_Link" text:visited-style-name="Index_20_Link">8. Evaluation &amp; Critical Reflection (900–1,200 words | ~10–12%)<text:tab/>9</text:a></text:p>
          <text:p text:style-name="P6"><text:a xlink:type="simple" xlink:href="#__RefHeading___Toc1081_900516027" text:style-name="Index_20_Link" text:visited-style-name="Index_20_Link">8.1 Requirement Fulfilment<text:tab/>9</text:a></text:p>
          <text:p text:style-name="P6"><text:a xlink:type="simple" xlink:href="#__RefHeading___Toc1083_900516027" text:style-name="Index_20_Link" text:visited-style-name="Index_20_Link">8.2 Technical Evaluation<text:tab/>9</text:a></text:p>
          <text:p text:style-name="P6"><text:a xlink:type="simple" xlink:href="#__RefHeading___Toc1085_900516027" text:style-name="Index_20_Link" text:visited-style-name="Index_20_Link">8.3 What Went Well<text:tab/>10</text:a></text:p>
          <text:p text:style-name="P6"><text:a xlink:type="simple" xlink:href="#__RefHeading___Toc1087_900516027" text:style-name="Index_20_Link" text:visited-style-name="Index_20_Link">8.4 Limitations<text:tab/>10</text:a></text:p>
          <text:p text:style-name="P6"><text:a xlink:type="simple" xlink:href="#__RefHeading___Toc1089_900516027" text:style-name="Index_20_Link" text:visited-style-name="Index_20_Link">8.5 Future Improvements<text:tab/>10</text:a></text:p>
          <text:p text:style-name="P4"><text:a xlink:type="simple" xlink:href="#__RefHeading___Toc1091_900516027" text:style-name="Index_20_Link" text:visited-style-name="Index_20_Link">9. Conclusion (300–500 words | ~4%)<text:tab/>10</text:a></text:p>
        </text:index-body>
      </text:table-of-content>
      <text:p text:style-name="P12"/>
      <text:p text:style-name="P12"/>
      <text:p text:style-name="P12"/>
      <text:p text:style-name="P12"/>
      <text:p text:style-name="P13"/>
      <text:h text:style-name="P7" text:outline-level="2" text:is-list-header="true"><text:bookmark-start text:name="__RefHeading___Toc1001_900516027"/>1. Introduction (800–1,000 words | ~10%)<text:bookmark-end text:name="__RefHeading___Toc1001_900516027"/></text:h>
      <text:p text:style-name="Text_20_body"><text:span text:style-name="Strong_20_Emphasis">Purpose:</text:span> Contextualise and frame the problem.</text:p>
      <text:h text:style-name="Heading_20_3" text:outline-level="3"><text:bookmark-start text:name="__RefHeading___Toc1003_900516027"/>1.1 Background (300–400)<text:bookmark-end text:name="__RefHeading___Toc1003_900516027"/></text:h>
      <text:list text:style-name="L1">
        <text:list-item>
          <text:p text:style-name="P15">Domain context</text:p>
        </text:list-item>
        <text:list-item>
          <text:p text:style-name="P15">Problem space</text:p>
        </text:list-item>
        <text:list-item>
          <text:p text:style-name="P15">Why this problem matters (industry, users, technical gap)</text:p>
        </text:list-item>
      </text:list>
      <text:h text:style-name="Heading_20_3" text:outline-level="3" text:is-list-header="true"><text:bookmark-start text:name="__RefHeading___Toc1005_900516027"/>1.2 Aims and Objectives (250–300)<text:bookmark-end text:name="__RefHeading___Toc1005_900516027"/></text:h>
      <text:list text:style-name="L2">
        <text:list-item>
          <text:p text:style-name="P17">Clear measurable objectives</text:p>
        </text:list-item>
        <text:list-item>
          <text:p text:style-name="P17">Platform scope (Web, Mobile, API, etc.)</text:p>
        </text:list-item>
        <text:list-item>
          <text:p text:style-name="P17">Non-functional ambitions (performance, security, scalability)</text:p>
        </text:list-item>
      </text:list>
      <text:h text:style-name="Heading_20_3" text:outline-level="3" text:is-list-header="true"><text:bookmark-start text:name="__RefHeading___Toc1007_900516027"/>1.3 Deliverables (150–200)<text:bookmark-end text:name="__RefHeading___Toc1007_900516027"/></text:h>
      <text:list text:style-name="L3">
        <text:list-item>
          <text:p text:style-name="P18">Software artefacts</text:p>
        </text:list-item>
        <text:list-item>
          <text:p text:style-name="P18">Documentation</text:p>
        </text:list-item>
        <text:list-item>
          <text:p text:style-name="P18">Testing artefacts</text:p>
        </text:list-item>
      </text:list>
      <text:h text:style-name="Heading_20_3" text:outline-level="3" text:is-list-header="true"><text:bookmark-start text:name="__RefHeading___Toc1009_900516027"/>1.4 Report Overview (100–150)<text:bookmark-end text:name="__RefHeading___Toc1009_900516027"/></text:h>
      <text:list text:style-name="L4">
        <text:list-item>
          <text:p text:style-name="P19">Brief signposting</text:p>
        </text:list-item>
      </text:list>
      <text:p text:style-name="Horizontal_20_Line"/>
      <text:h text:style-name="Heading_20_1" text:outline-level="1"><text:bookmark-start text:name="__RefHeading___Toc1011_900516027"/>2. Literature Review / Technology Justification (1,500–1,800 words | ~18%)<text:bookmark-end text:name="__RefHeading___Toc1011_900516027"/></text:h>
      <text:p text:style-name="Text_20_body"><text:span text:style-name="Strong_20_Emphasis">Purpose:</text:span> Justify technical decisions academically.</text:p>
      <text:h text:style-name="Heading_20_2" text:outline-level="2"><text:bookmark-start text:name="__RefHeading___Toc2207_900516027"/><text:soft-page-break/>2.1 Architectural Paradigms<text:bookmark-end text:name="__RefHeading___Toc2207_900516027"/></text:h>
      <text:p text:style-name="Text_20_body">The development of Job Pilot required <text:span text:style-name="T10">the </text:span>selection of an appropriate architectural paradigm to support a full-stack web application consisting of a client-facing user interface, backend application layer, and persistent data store. The system was required to manage authenticated users, structured job-application records, document uploads, and analytics dashboards, while maintaining security, maintainability, and scalability.</text:p>
      <text:p text:style-name="Text_20_body">Within this decision space three principal paradigms were considered: a layered monolithic architecture, a distributed microservices model, and a serverless function-based backend. These approaches differ significantly in operational complexity, scalability characteristics, deployment requirements, and development overhead. The choice was further constrained by project context: implementation was undertaken by a single author within a fixed academic timeframe and limited infrastructure resources. Consequently, the selected paradigm needed to balance modularity and extensibility with implementation feasibility and deployment simplicity.</text:p>
      <text:h text:style-name="Heading_20_3" text:outline-level="3"><text:bookmark-start text:name="__RefHeading___Toc2209_900516027"/>2.1.1 Layered Monolithic Architecture<text:bookmark-end text:name="__RefHeading___Toc2209_900516027"/></text:h>
      <text:p text:style-name="Text_20_body">A layered monolithic architecture encapsulates backend functionality within a single deployable service while preserving separation of concerns internally. In a MERN-based system, this typically involves a React presentation layer communicating with a unified Express backend responsible for routing, business logic, authentication, and database interaction with MongoDB. Internally, controllers, services, middleware, and models maintain structural modularity.</text:p>
      <text:p text:style-name="Text_20_body">The primary advantage of this approach lies in simplicity and cohesion. Components execute within a shared runtime, allowing direct function invocation rather than network-based communication, thereby reducing latency and eliminating inter-service overhead. Deployment pipelines are streamlined: a single backend container can be built, tested, and deployed through Continuous Integration without service orchestration. Debugging and tracing are similarly simplified due to the unified execution context.</text:p>
      <text:p text:style-name="Text_20_body">Traditional criticisms of monolithic architectures relate to scalability and fault isolation. All components scale collectively, and failures may affect the entire system. However, Job Pilot’s projected workload does not require independent scaling of discrete domains. Containerisation enables horizontal replication if demand increases, mitigating conventional scalability concerns. Given the moderate concurrency and cohesive domain model, these limitations were not considered prohibitive.</text:p>
      <text:h text:style-name="Heading_20_3" text:outline-level="3"><text:bookmark-start text:name="__RefHeading___Toc2211_900516027"/>2.1.2 Microservices Architecture<text:bookmark-end text:name="__RefHeading___Toc2211_900516027"/></text:h>
      <text:p text:style-name="Text_20_body">Microservices architectures decompose systems into independently deployable services that communicate across network boundaries. In theory, Job Pilot could have been divided into services for authentication, application management, document handling, and analytics.</text:p>
      <text:p text:style-name="Text_20_body">This paradigm offers independent scalability and improved fault isolation. Services can scale according to demand, and failures are less likely to cascade system-wide. Such architectures are particularly effective in large, multi-team environments where bounded contexts can be owned independently.</text:p>
      <text:p text:style-name="Text_20_body"><text:soft-page-break/>However, the operational overhead is substantial. Service orchestration, inter-service authentication, centralised logging, and distributed tracing introduce significant infrastructure complexity. Network-based communication increases debugging and testing difficulty. For a single-developer academic project, this complexity would impose disproportionate cognitive and operational burden. Furthermore, Job Pilot’s domain is cohesive rather than independently bounded; decomposing it into distributed services would introduce artificial fragmentation without clear scalability benefits.</text:p>
      <text:h text:style-name="Heading_20_3" text:outline-level="3"><text:bookmark-start text:name="__RefHeading___Toc2213_900516027"/>2.1.3 Serverless Architecture<text:bookmark-end text:name="__RefHeading___Toc2213_900516027"/></text:h>
      <text:p text:style-name="Text_20_body">Serverless architectures implement backend logic as stateless functions deployed to managed cloud platforms. This model provides automatic scaling and reduces infrastructure management, with cost efficiency under variable workloads.</text:p>
      <text:p text:style-name="Text_20_body">Despite these advantages, serverless execution introduces cold-start latency, stateless constraints, and increased debugging complexity. Shared domain logic and persistent database connections require careful handling. Vendor lock-in is also a consideration when tightly coupling application logic to specific cloud providers.</text:p>
      <text:p text:style-name="Text_20_body">Given the continuously interacting domain logic of Job Pilot, decomposing functionality into discrete stateless functions would increase architectural complexity while offering limited advantage over a containerised backend service.</text:p>
      <text:p text:style-name="Text_20_body"/>
      <text:p text:style-name="Horizontal_20_Line"/>
      <text:p text:style-name="Text_20_body"/>
      <text:p text:style-name="Text_20_body"/>
      <text:h text:style-name="Heading_20_3" text:outline-level="3" text:is-list-header="true"><text:bookmark-start text:name="__RefHeading___Toc1015_900516027"/>2.2 Frontend Framework Justification<text:bookmark-end text:name="__RefHeading___Toc1015_900516027"/></text:h>
      <text:list text:style-name="L6">
        <text:list-item>
          <text:p text:style-name="P21">React / Angular / Vue etc.</text:p>
        </text:list-item>
        <text:list-item>
          <text:p text:style-name="P21">Comparison &amp; reasoning</text:p>
        </text:list-item>
      </text:list>
      <text:h text:style-name="Heading_20_3" text:outline-level="3" text:is-list-header="true"><text:bookmark-start text:name="__RefHeading___Toc1017_900516027"/>2.3 Backend &amp; API Layer<text:bookmark-end text:name="__RefHeading___Toc1017_900516027"/></text:h>
      <text:list text:style-name="L7">
        <text:list-item>
          <text:p text:style-name="P22">Node/Express / Django / Spring etc.</text:p>
        </text:list-item>
        <text:list-item>
          <text:p text:style-name="P22">Auth approach (JWT, OAuth)</text:p>
        </text:list-item>
      </text:list>
      <text:h text:style-name="Heading_20_3" text:outline-level="3" text:is-list-header="true"><text:bookmark-start text:name="__RefHeading___Toc1019_900516027"/>2.4 Database Choice<text:bookmark-end text:name="__RefHeading___Toc1019_900516027"/></text:h>
      <text:list text:style-name="L8">
        <text:list-item>
          <text:p text:style-name="P23">SQL vs NoSQL trade-offs</text:p>
        </text:list-item>
        <text:list-item>
          <text:p text:style-name="P23">Schema design implications</text:p>
        </text:list-item>
      </text:list>
      <text:h text:style-name="Heading_20_3" text:outline-level="3" text:is-list-header="true"><text:bookmark-start text:name="__RefHeading___Toc1021_900516027"/>2.5 DevOps / Deployment Strategy<text:bookmark-end text:name="__RefHeading___Toc1021_900516027"/></text:h>
      <text:list text:style-name="L9">
        <text:list-item>
          <text:p text:style-name="P24">CI/CD</text:p>
        </text:list-item>
        <text:list-item>
          <text:p text:style-name="P24">Hosting (AWS, Azure, Heroku, Vercel, Docker)</text:p>
        </text:list-item>
      </text:list>
      <text:h text:style-name="Heading_20_3" text:outline-level="3" text:is-list-header="true"><text:bookmark-start text:name="__RefHeading___Toc1023_900516027"/><text:soft-page-break/>2.6 Related / Existing Systems<text:bookmark-end text:name="__RefHeading___Toc1023_900516027"/></text:h>
      <text:list text:style-name="L10">
        <text:list-item>
          <text:p text:style-name="P25">Competitor analysis</text:p>
        </text:list-item>
        <text:list-item>
          <text:p text:style-name="P25">Limitations in current solutions</text:p>
        </text:list-item>
      </text:list>
      <text:p text:style-name="Text_20_body"><text:span text:style-name="Strong_20_Emphasis">Depth expectation:</text:span> Critical comparison, citations, not just description.</text:p>
      <text:p text:style-name="Horizontal_20_Line"/>
      <text:h text:style-name="Heading_20_1" text:outline-level="1"><text:bookmark-start text:name="__RefHeading___Toc1025_900516027"/>3. Methodology &amp; Project Management (900–1,100 words | ~10–12%)<text:bookmark-end text:name="__RefHeading___Toc1025_900516027"/></text:h>
      <text:h text:style-name="Heading_20_3" text:outline-level="3"><text:bookmark-start text:name="__RefHeading___Toc1027_900516027"/>3.1 Development Methodology<text:bookmark-end text:name="__RefHeading___Toc1027_900516027"/></text:h>
      <text:list text:style-name="L11">
        <text:list-item>
          <text:p text:style-name="P26">Agile / Scrum / Kanban</text:p>
        </text:list-item>
        <text:list-item>
          <text:p text:style-name="P26">Sprint structure</text:p>
        </text:list-item>
        <text:list-item>
          <text:p text:style-name="P26">Justification</text:p>
        </text:list-item>
      </text:list>
      <text:h text:style-name="Heading_20_3" text:outline-level="3" text:is-list-header="true"><text:bookmark-start text:name="__RefHeading___Toc1029_900516027"/>3.2 Tools &amp; Workflow<text:bookmark-end text:name="__RefHeading___Toc1029_900516027"/></text:h>
      <text:list text:style-name="L12">
        <text:list-item>
          <text:p text:style-name="P27">Git strategy</text:p>
        </text:list-item>
        <text:list-item>
          <text:p text:style-name="P27">Branching model</text:p>
        </text:list-item>
        <text:list-item>
          <text:p text:style-name="P27">Issue tracking</text:p>
        </text:list-item>
        <text:list-item>
          <text:p text:style-name="P27">CI/CD pipeline</text:p>
        </text:list-item>
      </text:list>
      <text:h text:style-name="Heading_20_3" text:outline-level="3" text:is-list-header="true"><text:bookmark-start text:name="__RefHeading___Toc1031_900516027"/>3.3 Risk Management<text:bookmark-end text:name="__RefHeading___Toc1031_900516027"/></text:h>
      <text:list text:style-name="L13">
        <text:list-item>
          <text:p text:style-name="P28">Technical risks</text:p>
        </text:list-item>
        <text:list-item>
          <text:p text:style-name="P28">Third-party dependencies</text:p>
        </text:list-item>
        <text:list-item>
          <text:p text:style-name="P28">Mitigation strategies</text:p>
        </text:list-item>
      </text:list>
      <text:h text:style-name="Heading_20_3" text:outline-level="3" text:is-list-header="true"><text:bookmark-start text:name="__RefHeading___Toc1033_900516027"/>3.4 Legal, Ethical, Professional Issues<text:bookmark-end text:name="__RefHeading___Toc1033_900516027"/></text:h>
      <text:list text:style-name="L14">
        <text:list-item>
          <text:p text:style-name="P29">Data protection (GDPR)</text:p>
        </text:list-item>
        <text:list-item>
          <text:p text:style-name="P29">Security practices</text:p>
        </text:list-item>
        <text:list-item>
          <text:p text:style-name="P29">Accessibility</text:p>
        </text:list-item>
        <text:list-item>
          <text:p text:style-name="P29">Professional standards (BCS)</text:p>
        </text:list-item>
      </text:list>
      <text:p text:style-name="Horizontal_20_Line"/>
      <text:h text:style-name="Heading_20_2" text:outline-level="2"><text:bookmark-start text:name="__RefHeading___Toc1035_900516027"/>4. Requirements Engineering (900–1,200 words | ~12%)<text:bookmark-end text:name="__RefHeading___Toc1035_900516027"/></text:h>
      <text:h text:style-name="Heading_20_3" text:outline-level="3"><text:bookmark-start text:name="__RefHeading___Toc1037_900516027"/>4.1 Functional Requirements<text:bookmark-end text:name="__RefHeading___Toc1037_900516027"/></text:h>
      <text:list text:style-name="L15">
        <text:list-item>
          <text:p text:style-name="P30">Prioritised</text:p>
        </text:list-item>
        <text:list-item>
          <text:p text:style-name="P30"><text:soft-page-break/>Use cases</text:p>
        </text:list-item>
      </text:list>
      <text:h text:style-name="Heading_20_3" text:outline-level="3" text:is-list-header="true"><text:bookmark-start text:name="__RefHeading___Toc1039_900516027"/>4.2 Non-Functional Requirements<text:bookmark-end text:name="__RefHeading___Toc1039_900516027"/></text:h>
      <text:list text:style-name="L16">
        <text:list-item>
          <text:p text:style-name="P31">Performance targets</text:p>
        </text:list-item>
        <text:list-item>
          <text:p text:style-name="P31">Scalability expectations</text:p>
        </text:list-item>
        <text:list-item>
          <text:p text:style-name="P31">Security constraints</text:p>
        </text:list-item>
        <text:list-item>
          <text:p text:style-name="P31">Usability criteria</text:p>
        </text:list-item>
      </text:list>
      <text:h text:style-name="Heading_20_3" text:outline-level="3" text:is-list-header="true"><text:bookmark-start text:name="__RefHeading___Toc1041_900516027"/>4.3 User Stories<text:bookmark-end text:name="__RefHeading___Toc1041_900516027"/></text:h>
      <text:list text:style-name="L17">
        <text:list-item>
          <text:p text:style-name="P32">Acceptance criteria</text:p>
        </text:list-item>
        <text:list-item>
          <text:p text:style-name="P32">Traceability to implementation</text:p>
        </text:list-item>
      </text:list>
      <text:p text:style-name="Text_20_body"><text:span text:style-name="Strong_20_Emphasis">Depth expectation:</text:span> Clear mapping between requirement → implementation → testing.</text:p>
      <text:p text:style-name="Horizontal_20_Line"/>
      <text:h text:style-name="Heading_20_2" text:outline-level="2"><text:bookmark-start text:name="__RefHeading___Toc1043_900516027"/>5. System Architecture &amp; Design (1,400–1,800 words | ~18%)<text:bookmark-end text:name="__RefHeading___Toc1043_900516027"/></text:h>
      <text:p text:style-name="Text_20_body">This section must be strong in a full-stack project.</text:p>
      <text:h text:style-name="Heading_20_3" text:outline-level="3"><text:bookmark-start text:name="__RefHeading___Toc1045_900516027"/>5.1 High-Level Architecture<text:bookmark-end text:name="__RefHeading___Toc1045_900516027"/></text:h>
      <text:list text:style-name="L18">
        <text:list-item>
          <text:p text:style-name="P33">Component diagram</text:p>
        </text:list-item>
        <text:list-item>
          <text:p text:style-name="P33">Data flow</text:p>
        </text:list-item>
        <text:list-item>
          <text:p text:style-name="P33">Deployment diagram</text:p>
        </text:list-item>
      </text:list>
      <text:h text:style-name="Heading_20_3" text:outline-level="3" text:is-list-header="true"><text:bookmark-start text:name="__RefHeading___Toc1047_900516027"/>5.2 Backend Architecture<text:bookmark-end text:name="__RefHeading___Toc1047_900516027"/></text:h>
      <text:list text:style-name="L19">
        <text:list-item>
          <text:p text:style-name="P34">API structure</text:p>
        </text:list-item>
        <text:list-item>
          <text:p text:style-name="P34">Services</text:p>
        </text:list-item>
        <text:list-item>
          <text:p text:style-name="P34">Middleware</text:p>
        </text:list-item>
        <text:list-item>
          <text:p text:style-name="P34">Auth flow</text:p>
        </text:list-item>
      </text:list>
      <text:h text:style-name="Heading_20_3" text:outline-level="3" text:is-list-header="true"><text:bookmark-start text:name="__RefHeading___Toc1049_900516027"/>5.3 Database Design<text:bookmark-end text:name="__RefHeading___Toc1049_900516027"/></text:h>
      <text:list text:style-name="L20">
        <text:list-item>
          <text:p text:style-name="P35">ERD / schema diagrams</text:p>
        </text:list-item>
        <text:list-item>
          <text:p text:style-name="P35">Indexing strategy</text:p>
        </text:list-item>
        <text:list-item>
          <text:p text:style-name="P35">Data validation</text:p>
        </text:list-item>
      </text:list>
      <text:h text:style-name="Heading_20_3" text:outline-level="3" text:is-list-header="true"><text:bookmark-start text:name="__RefHeading___Toc1051_900516027"/>5.4 Frontend Architecture<text:bookmark-end text:name="__RefHeading___Toc1051_900516027"/></text:h>
      <text:list text:style-name="L21">
        <text:list-item>
          <text:p text:style-name="P36">Component hierarchy</text:p>
        </text:list-item>
        <text:list-item>
          <text:p text:style-name="P36">State management</text:p>
        </text:list-item>
        <text:list-item>
          <text:p text:style-name="P36">Routing</text:p>
        </text:list-item>
      </text:list>
      <text:h text:style-name="Heading_20_3" text:outline-level="3" text:is-list-header="true"><text:bookmark-start text:name="__RefHeading___Toc1053_900516027"/><text:soft-page-break/>5.5 Design Decisions &amp; Trade-offs<text:bookmark-end text:name="__RefHeading___Toc1053_900516027"/></text:h>
      <text:list text:style-name="L22">
        <text:list-item>
          <text:p text:style-name="P37">What alternatives were rejected and why</text:p>
        </text:list-item>
      </text:list>
      <text:p text:style-name="Text_20_body"><text:span text:style-name="Strong_20_Emphasis">Depth expectation:</text:span> Explain <text:span text:style-name="Emphasis">why</text:span>, not just what.</text:p>
      <text:p text:style-name="Horizontal_20_Line"/>
      <text:h text:style-name="Heading_20_2" text:outline-level="2"><text:bookmark-start text:name="__RefHeading___Toc1055_900516027"/>6. Implementation (Core Development Work) (2,000–2,400 words | ~22–25%)<text:bookmark-end text:name="__RefHeading___Toc1055_900516027"/></text:h>
      <text:p text:style-name="Text_20_body">This replaces the “Project Stages” section.</text:p>
      <text:p text:style-name="Text_20_body">Structure it by subsystem rather than sprint narrative.</text:p>
      <text:h text:style-name="Heading_20_3" text:outline-level="3"><text:bookmark-start text:name="__RefHeading___Toc1057_900516027"/>6.1 Authentication &amp; Authorisation<text:bookmark-end text:name="__RefHeading___Toc1057_900516027"/></text:h>
      <text:list text:style-name="L23">
        <text:list-item>
          <text:p text:style-name="P38">Flow diagrams</text:p>
        </text:list-item>
        <text:list-item>
          <text:p text:style-name="P38">Security considerations</text:p>
        </text:list-item>
      </text:list>
      <text:h text:style-name="Heading_20_3" text:outline-level="3" text:is-list-header="true"><text:bookmark-start text:name="__RefHeading___Toc1059_900516027"/>6.2 Core Domain Logic<text:bookmark-end text:name="__RefHeading___Toc1059_900516027"/></text:h>
      <text:list text:style-name="L24">
        <text:list-item>
          <text:p text:style-name="P39">Key features</text:p>
        </text:list-item>
        <text:list-item>
          <text:p text:style-name="P39">API interactions</text:p>
        </text:list-item>
        <text:list-item>
          <text:p text:style-name="P39">Validation</text:p>
        </text:list-item>
      </text:list>
      <text:h text:style-name="Heading_20_3" text:outline-level="3" text:is-list-header="true"><text:bookmark-start text:name="__RefHeading___Toc1061_900516027"/>6.3 Frontend Features<text:bookmark-end text:name="__RefHeading___Toc1061_900516027"/></text:h>
      <text:list text:style-name="L25">
        <text:list-item>
          <text:p text:style-name="P40">Dynamic UI elements</text:p>
        </text:list-item>
        <text:list-item>
          <text:p text:style-name="P40">State handling</text:p>
        </text:list-item>
        <text:list-item>
          <text:p text:style-name="P40">Error handling</text:p>
        </text:list-item>
      </text:list>
      <text:h text:style-name="Heading_20_3" text:outline-level="3" text:is-list-header="true"><text:bookmark-start text:name="__RefHeading___Toc1063_900516027"/>6.4 Integration with External APIs<text:bookmark-end text:name="__RefHeading___Toc1063_900516027"/></text:h>
      <text:list text:style-name="L26">
        <text:list-item>
          <text:p text:style-name="P41">Rate limiting</text:p>
        </text:list-item>
        <text:list-item>
          <text:p text:style-name="P41">Error handling</text:p>
        </text:list-item>
        <text:list-item>
          <text:p text:style-name="P41">Reliability concerns</text:p>
        </text:list-item>
      </text:list>
      <text:h text:style-name="Heading_20_3" text:outline-level="3" text:is-list-header="true"><text:bookmark-start text:name="__RefHeading___Toc1065_900516027"/>6.5 DevOps &amp; Deployment<text:bookmark-end text:name="__RefHeading___Toc1065_900516027"/></text:h>
      <text:list text:style-name="L27">
        <text:list-item>
          <text:p text:style-name="P42">CI pipeline</text:p>
        </text:list-item>
        <text:list-item>
          <text:p text:style-name="P42">Containerisation</text:p>
        </text:list-item>
        <text:list-item>
          <text:p text:style-name="P42">Environment configuration</text:p>
        </text:list-item>
      </text:list>
      <text:p text:style-name="Text_20_body">Avoid writing a diary. Focus on:</text:p>
      <text:list text:style-name="L28">
        <text:list-item>
          <text:p text:style-name="P43">Technical depth</text:p>
        </text:list-item>
        <text:list-item>
          <text:p text:style-name="P43">Challenges</text:p>
        </text:list-item>
        <text:list-item>
          <text:p text:style-name="P43"><text:soft-page-break/>Design reasoning</text:p>
        </text:list-item>
      </text:list>
      <text:p text:style-name="Horizontal_20_Line"/>
      <text:h text:style-name="Heading_20_2" text:outline-level="2"><text:bookmark-start text:name="__RefHeading___Toc1067_900516027"/>7. Testing &amp; Validation (900–1,200 words | ~10–12%)<text:bookmark-end text:name="__RefHeading___Toc1067_900516027"/></text:h>
      <text:h text:style-name="Heading_20_3" text:outline-level="3"><text:bookmark-start text:name="__RefHeading___Toc1069_900516027"/>7.1 Testing Strategy<text:bookmark-end text:name="__RefHeading___Toc1069_900516027"/></text:h>
      <text:list text:style-name="L29">
        <text:list-item>
          <text:p text:style-name="P44">Unit testing</text:p>
        </text:list-item>
        <text:list-item>
          <text:p text:style-name="P44">Integration testing</text:p>
        </text:list-item>
        <text:list-item>
          <text:p text:style-name="P44">End-to-end testing</text:p>
        </text:list-item>
      </text:list>
      <text:h text:style-name="Heading_20_3" text:outline-level="3" text:is-list-header="true"><text:bookmark-start text:name="__RefHeading___Toc1071_900516027"/>7.2 Automated Testing<text:bookmark-end text:name="__RefHeading___Toc1071_900516027"/></text:h>
      <text:list text:style-name="L30">
        <text:list-item>
          <text:p text:style-name="P45">Coverage</text:p>
        </text:list-item>
        <text:list-item>
          <text:p text:style-name="P45">Tools used</text:p>
        </text:list-item>
        <text:list-item>
          <text:p text:style-name="P45">Sample cases</text:p>
        </text:list-item>
      </text:list>
      <text:h text:style-name="Heading_20_3" text:outline-level="3" text:is-list-header="true"><text:bookmark-start text:name="__RefHeading___Toc1073_900516027"/>7.3 Performance Testing<text:bookmark-end text:name="__RefHeading___Toc1073_900516027"/></text:h>
      <text:list text:style-name="L31">
        <text:list-item>
          <text:p text:style-name="P46">Response times</text:p>
        </text:list-item>
        <text:list-item>
          <text:p text:style-name="P46">Load considerations</text:p>
        </text:list-item>
      </text:list>
      <text:h text:style-name="Heading_20_3" text:outline-level="3" text:is-list-header="true"><text:bookmark-start text:name="__RefHeading___Toc1075_900516027"/>7.4 Security Testing<text:bookmark-end text:name="__RefHeading___Toc1075_900516027"/></text:h>
      <text:list text:style-name="L32">
        <text:list-item>
          <text:p text:style-name="P47">Input validation</text:p>
        </text:list-item>
        <text:list-item>
          <text:p text:style-name="P47">Auth testing</text:p>
        </text:list-item>
      </text:list>
      <text:h text:style-name="Heading_20_3" text:outline-level="3" text:is-list-header="true"><text:bookmark-start text:name="__RefHeading___Toc1077_900516027"/>7.5 User Testing / Evaluation<text:bookmark-end text:name="__RefHeading___Toc1077_900516027"/></text:h>
      <text:list text:style-name="L33">
        <text:list-item>
          <text:p text:style-name="P48">Usability testing</text:p>
        </text:list-item>
        <text:list-item>
          <text:p text:style-name="P48">Feedback summary</text:p>
        </text:list-item>
      </text:list>
      <text:p text:style-name="Text_20_body">Strong evaluation here improves marks significantly.</text:p>
      <text:p text:style-name="Horizontal_20_Line"/>
      <text:h text:style-name="Heading_20_2" text:outline-level="2"><text:bookmark-start text:name="__RefHeading___Toc1079_900516027"/>8. Evaluation &amp; Critical Reflection (900–1,200 words | ~10–12%)<text:bookmark-end text:name="__RefHeading___Toc1079_900516027"/></text:h>
      <text:p text:style-name="Text_20_body">Often underweighted in weaker reports.</text:p>
      <text:h text:style-name="Heading_20_3" text:outline-level="3"><text:bookmark-start text:name="__RefHeading___Toc1081_900516027"/>8.1 Requirement Fulfilment<text:bookmark-end text:name="__RefHeading___Toc1081_900516027"/></text:h>
      <text:list text:style-name="L34">
        <text:list-item>
          <text:p text:style-name="P49">% complete</text:p>
        </text:list-item>
        <text:list-item>
          <text:p text:style-name="P49">What was omitted and why</text:p>
        </text:list-item>
      </text:list>
      <text:h text:style-name="Heading_20_3" text:outline-level="3" text:is-list-header="true"><text:bookmark-start text:name="__RefHeading___Toc1083_900516027"/>8.2 Technical Evaluation<text:bookmark-end text:name="__RefHeading___Toc1083_900516027"/></text:h>
      <text:list text:style-name="L35">
        <text:list-item>
          <text:p text:style-name="P50">Scalability</text:p>
        </text:list-item>
        <text:list-item>
          <text:p text:style-name="P50"><text:soft-page-break/>Performance</text:p>
        </text:list-item>
        <text:list-item>
          <text:p text:style-name="P50">Security robustness</text:p>
        </text:list-item>
      </text:list>
      <text:h text:style-name="Heading_20_3" text:outline-level="3" text:is-list-header="true"><text:bookmark-start text:name="__RefHeading___Toc1085_900516027"/>8.3 What Went Well<text:bookmark-end text:name="__RefHeading___Toc1085_900516027"/></text:h>
      <text:list text:style-name="L36">
        <text:list-item>
          <text:p text:style-name="P51">Technical strengths</text:p>
        </text:list-item>
      </text:list>
      <text:h text:style-name="Heading_20_3" text:outline-level="3" text:is-list-header="true"><text:bookmark-start text:name="__RefHeading___Toc1087_900516027"/>8.4 Limitations<text:bookmark-end text:name="__RefHeading___Toc1087_900516027"/></text:h>
      <text:list text:style-name="L37">
        <text:list-item>
          <text:p text:style-name="P52">Architectural constraints</text:p>
        </text:list-item>
        <text:list-item>
          <text:p text:style-name="P52">Time constraints</text:p>
        </text:list-item>
        <text:list-item>
          <text:p text:style-name="P52">Design flaws</text:p>
        </text:list-item>
      </text:list>
      <text:h text:style-name="Heading_20_3" text:outline-level="3" text:is-list-header="true"><text:bookmark-start text:name="__RefHeading___Toc1089_900516027"/>8.5 Future Improvements<text:bookmark-end text:name="__RefHeading___Toc1089_900516027"/></text:h>
      <text:list text:style-name="L38">
        <text:list-item>
          <text:p text:style-name="P53">Clear technically feasible extensions</text:p>
        </text:list-item>
      </text:list>
      <text:p text:style-name="Horizontal_20_Line"/>
      <text:h text:style-name="Heading_20_2" text:outline-level="2"><text:bookmark-start text:name="__RefHeading___Toc1091_900516027"/>9. Conclusion (300–500 words | ~4%)<text:bookmark-end text:name="__RefHeading___Toc1091_900516027"/></text:h>
      <text:list text:style-name="L39">
        <text:list-item>
          <text:p text:style-name="P54">Restate objectives</text:p>
        </text:list-item>
        <text:list-item>
          <text:p text:style-name="P54">Summarise achievements</text:p>
        </text:list-item>
        <text:list-item>
          <text:p text:style-name="P54">Reflect on contribution</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style:font-name="Calibri" fo:font-family="Calibri" style:font-family-generic="roman" style:font-pitch="variable" fo:font-size="36pt" fo:letter-spacing="0.009cm" style:font-size-asian="36pt" style:font-name-complex="Calibri1" style:font-family-complex="Calibri" style:font-family-generic-complex="system"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roman" style:font-pitch="variable" fo:font-size="26pt" fo:letter-spacing="0.009cm" style:font-size-asian="26pt" style:font-name-complex="Calibri1" style:font-family-complex="Calibri" style:font-family-generic-complex="system" style:font-pitch-complex="variable" style:font-size-complex="2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10:11:43.964008833</meta:creation-date>
    <dc:date>2026-02-06T11:43:52.915926466</dc:date>
    <meta:editing-duration>PT30M25S</meta:editing-duration>
    <meta:editing-cycles>5</meta:editing-cycles>
    <meta:generator>LibreOffice/24.2.7.2$Linux_X86_64 LibreOffice_project/420$Build-2</meta:generator>
    <meta:document-statistic meta:table-count="0" meta:image-count="0" meta:object-count="0" meta:page-count="10" meta:paragraph-count="236" meta:word-count="1506" meta:character-count="10448" meta:non-whitespace-character-count="9308"/>
  </office:meta>
</office:document-meta>
</file>